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0e2b24" officeooo:paragraph-rsid="000e2b24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0e2b24" officeooo:paragraph-rsid="00139d4c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0e2b24" officeooo:paragraph-rsid="001c9fb8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e2b24" officeooo:paragraph-rsid="000e2b24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e2b24" officeooo:paragraph-rsid="001c9fb8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normal" officeooo:rsid="000e2b24" officeooo:paragraph-rsid="00139d4c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139d4c" officeooo:paragraph-rsid="00139d4c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1743c7" officeooo:paragraph-rsid="001743c7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style="italic" style:text-underline-style="solid" style:text-underline-width="auto" style:text-underline-color="font-color" fo:font-weight="bold" officeooo:rsid="00245c35" officeooo:paragraph-rsid="00245c35" style:font-style-asian="italic" style:font-weight-asian="bold" style:font-style-complex="italic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24pt" officeooo:rsid="000e2b24" officeooo:paragraph-rsid="000e2b24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e2b24" officeooo:paragraph-rsid="001c9fb8" style:font-weight-asian="bold" style:font-weight-complex="bold"/>
    </style:style>
    <style:style style:name="T1" style:family="text">
      <style:text-properties officeooo:rsid="0011a17c"/>
    </style:style>
    <style:style style:name="T2" style:family="text">
      <style:text-properties officeooo:rsid="0012fbb3"/>
    </style:style>
    <style:style style:name="T3" style:family="text">
      <style:text-properties officeooo:rsid="00139d4c"/>
    </style:style>
    <style:style style:name="T4" style:family="text">
      <style:text-properties officeooo:rsid="0013cee8"/>
    </style:style>
    <style:style style:name="T5" style:family="text">
      <style:text-properties officeooo:rsid="001743c7"/>
    </style:style>
    <style:style style:name="T6" style:family="text">
      <style:text-properties officeooo:rsid="001c9fb8"/>
    </style:style>
    <style:style style:name="T7" style:family="text">
      <style:text-properties officeooo:rsid="001e9252"/>
    </style:style>
    <style:style style:name="T8" style:family="text">
      <style:text-properties officeooo:rsid="00218933"/>
    </style:style>
    <style:style style:name="T9" style:family="text">
      <style:text-properties officeooo:rsid="0023107f"/>
    </style:style>
    <style:style style:name="T10" style:family="text">
      <style:text-properties officeooo:rsid="00280a0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93bbf" style:font-weight-asian="normal" style:font-weight-complex="normal"/>
    </style:style>
    <style:style style:name="T13" style:family="text">
      <style:text-properties fo:font-weight="normal" officeooo:rsid="002a6b48" style:font-weight-asian="normal" style:font-weight-complex="normal"/>
    </style:style>
    <style:style style:name="T14" style:family="text">
      <style:text-properties fo:font-weight="normal" officeooo:rsid="002d26de" style:font-weight-asian="normal" style:font-weight-complex="normal"/>
    </style:style>
    <style:style style:name="T15" style:family="text">
      <style:text-properties fo:font-weight="normal" officeooo:rsid="0030c9e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„Trasher”</text:p>
      <text:p text:style-name="P8"/>
      <text:p text:style-name="P4">Wymagania:</text:p>
      <text:p text:style-name="P6">* Możliwość dodania/<text:span text:style-name="T4">usunięcia</text:span> ścieżki do sprawdzanego katalogu <text:span text:style-name="T2">(dialog box)</text:span></text:p>
      <text:p text:style-name="P6">* Możliwość dodania/<text:span text:style-name="T4">usunięcia</text:span> fragmentu tekstu, który <text:span text:style-name="T1">ma zawierać</text:span> plik śmie<text:span text:style-name="T1">ć</text:span></text:p>
      <text:p text:style-name="P1">* Czyszczenie plików śmieci</text:p>
      <text:p text:style-name="P2">* Wypisywania <text:span text:style-name="T3">plików, które spełniają wymogi usunięcia</text:span></text:p>
      <text:p text:style-name="P7">*Możliwość zaakceptowania plików gotowych do usunięcia (same nazwy<text:span text:style-name="T5">+checkbox</text:span>)</text:p>
      <text:p text:style-name="P1">* Usuwanie pustych folderów</text:p>
      <text:p text:style-name="P1"/>
      <text:p text:style-name="P9">Do poprawienia (pomysły napotkane podczas tworzenia aplikacji):</text:p>
      <text:p text:style-name="P3">- <text:span text:style-name="T6">przy patternie, użytkownik powinien podać czy wielkość liter ma znaczenie;</text:span></text:p>
      <text:p text:style-name="P3">- <text:span text:style-name="T7">pokoloruj znaleziony pattern w wyświetlonej ścieżce</text:span></text:p>
      <text:p text:style-name="P3">* <text:span text:style-name="T8">bug w wyszukiwaniu plików</text:span></text:p>
      <text:p text:style-name="P3">- <text:span text:style-name="T8">okienko oczekaniu przy „długim szukaniu”</text:span></text:p>
      <text:p text:style-name="P3">- <text:span text:style-name="T9">z</text:span><text:span text:style-name="T8">większ sens stosowania patternów</text:span></text:p>
      <text:p text:style-name="P5"><text:span text:style-name="T11">- </text:span><text:span text:style-name="T10">popracuj nad optymalizacją! </text:span><text:span text:style-name="T12">(wielowątkowość przy wyszukiwaniu śmieci)</text:span></text:p>
      <text:p text:style-name="P5"><text:span text:style-name="T12">* </text:span><text:span text:style-name="T13">DRY przy Path- i PatternManager</text:span></text:p>
      <text:p text:style-name="P5"><text:span text:style-name="T13">- </text:span><text:span text:style-name="T14">zamień wypisywanie komunikatów z MessageBox’ów na coś innego</text:span></text:p>
      <text:p text:style-name="P5"><text:span text:style-name="T14">- </text:span><text:span text:style-name="T15">przenieś kod z code-behin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09:25:35.695000000</meta:creation-date>
    <dc:date>2020-04-18T08:30:25.378000000</dc:date>
    <meta:editing-duration>PT21H10M50S</meta:editing-duration>
    <meta:editing-cycles>26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8" meta:word-count="113" meta:character-count="844" meta:non-whitespace-character-count="749"/>
  </office:meta>
</office:document-meta>
</file>